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286"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287"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288"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289" style:family="paragraph" style:parent-style-name="Preformatted_20_Text">
      <style:paragraph-properties fo:margin-top="0cm" fo:margin-bottom="0.499cm" loext:contextual-spacing="false"/>
    </style:style>
    <style:style style:name="P290"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62a1c" officeooo:paragraph-rsid="02162a1c"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15"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16"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17"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18"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style:style style:name="T327" style:family="text">
      <style:text-properties officeooo:rsid="01e81b3d"/>
    </style:style>
    <style:style style:name="T328" style:family="text">
      <style:text-properties officeooo:rsid="01ec959a"/>
    </style:style>
    <style:style style:name="T329" style:family="text">
      <style:text-properties officeooo:rsid="01ef6680"/>
    </style:style>
    <style:style style:name="T330" style:family="text">
      <style:text-properties officeooo:rsid="01f10811"/>
    </style:style>
    <style:style style:name="T331" style:family="text">
      <style:text-properties officeooo:rsid="01f37028"/>
    </style:style>
    <style:style style:name="T332" style:family="text">
      <style:text-properties officeooo:rsid="01f7712b"/>
    </style:style>
    <style:style style:name="T333" style:family="text">
      <style:text-properties officeooo:rsid="01f89d9d"/>
    </style:style>
    <style:style style:name="T334" style:family="text">
      <style:text-properties officeooo:rsid="01fc6e94"/>
    </style:style>
    <style:style style:name="T335" style:family="text">
      <style:text-properties officeooo:rsid="01fc9f60"/>
    </style:style>
    <style:style style:name="T336" style:family="text">
      <style:text-properties officeooo:rsid="0200914d"/>
    </style:style>
    <style:style style:name="T337" style:family="text">
      <style:text-properties officeooo:rsid="02036362"/>
    </style:style>
    <style:style style:name="T338" style:family="text">
      <style:text-properties officeooo:rsid="02054623"/>
    </style:style>
    <style:style style:name="T339" style:family="text">
      <style:text-properties officeooo:rsid="02058cf7"/>
    </style:style>
    <style:style style:name="T340" style:family="text">
      <style:text-properties officeooo:rsid="02089e43"/>
    </style:style>
    <style:style style:name="T341" style:family="text">
      <style:text-properties officeooo:rsid="020a348d"/>
    </style:style>
    <style:style style:name="T342" style:family="text">
      <style:text-properties officeooo:rsid="020de463"/>
    </style:style>
    <style:style style:name="T343" style:family="text">
      <style:text-properties style:text-underline-style="none"/>
    </style:style>
    <style:style style:name="T344" style:family="text">
      <style:text-properties style:text-underline-style="none" officeooo:rsid="02102a5b"/>
    </style:style>
    <style:style style:name="T345" style:family="text">
      <style:text-properties style:text-underline-style="none" officeooo:rsid="02136bbf"/>
    </style:style>
    <style:style style:name="T346" style:family="text">
      <style:text-properties style:text-underline-style="none" officeooo:rsid="0214fa1b"/>
    </style:style>
    <style:style style:name="T347" style:family="text">
      <style:text-properties style:text-underline-style="none" officeooo:rsid="0215fa5f"/>
    </style:style>
    <style:style style:name="T348" style:family="text">
      <style:text-properties style:text-underline-style="none" officeooo:rsid="02162a1c"/>
    </style:style>
    <style:style style:name="T349" style:family="text">
      <style:text-properties style:text-underline-style="none" officeooo:rsid="0217301f"/>
    </style:style>
    <style:style style:name="T350" style:family="text">
      <style:text-properties style:text-underline-style="none" officeooo:rsid="02192b4a"/>
    </style:style>
    <style:style style:name="T351" style:family="text">
      <style:text-properties style:text-underline-style="none" officeooo:rsid="021a1669"/>
    </style:style>
    <style:style style:name="T352" style:family="text">
      <style:text-properties style:text-line-through-style="solid" style:text-line-through-type="single"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89"><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89"><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285">Execute Project in Docker</text:p>
      <text:p text:style-name="P262">1. docker images</text:p>
      <text:p text:style-name="P262">2. docker --version</text:p>
      <text:p text:style-name="P262">3. <text:span text:style-name="T317">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4">The Colored is the war file name</text:p>
      <text:p text:style-name="P264"/>
      <text:p text:style-name="P286">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19">Thisi s my first parameterized jenkins job.</text:span></text:p>
      <text:p text:style-name="P269">5. <text:span text:style-name="T320">Disard Old builds 5 5</text:span></text:p>
      <text:p text:style-name="P270">6. <text:span text:style-name="T321">Build -&gt; Execute shell script</text:span></text:p>
      <text:p text:style-name="P270"><text:soft-page-break/><text:tab/><text:span text:style-name="T322">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3">Add parameter -&gt; String paramenter.</text:span></text:p>
      <text:p text:style-name="P276">4. <text:span text:style-name="T324">Name -&gt; First_Name</text:span></text:p>
      <text:p text:style-name="P277">5. Default Value -&gt; Mohamemd Sibgathulla.</text:p>
      <text:p text:style-name="P278">6. <text:span text:style-name="T325">Alter</text:span> <text:span text:style-name="T322">echo “My name is $First_Name”</text:span></text:p>
      <text:p text:style-name="P279">7. Save.</text:p>
      <text:p text:style-name="P279">8. <text:span text:style-name="T326">Build with parameters</text:span></text:p>
      <text:p text:style-name="P279"/>
      <text:p text:style-name="P280">Note: If you require more parameters then it may lead to high maintenance cost.</text:p>
      <text:p text:style-name="P280"/>
      <text:p text:style-name="P287"><text:span text:style-name="T328">Add </text:span>Choice Parametrs in Jenkins Job</text:p>
      <text:p text:style-name="P281">1. Configure</text:p>
      <text:p text:style-name="P281">2. Add Parameter -&gt; Select Choice Parameter.</text:p>
      <text:p text:style-name="P281">3. <text:span text:style-name="T327">Enter name and choices</text:span></text:p>
      <text:p text:style-name="P282">4. Save.</text:p>
      <text:p text:style-name="P282">5. Build with paramerters.</text:p>
      <text:p text:style-name="P282"/>
      <text:p text:style-name="P288">Add Logic with Boolean Parameter</text:p>
      <text:p text:style-name="P283">1. Configure</text:p>
      <text:p text:style-name="P283">2. Add Parameter -&gt; Select Boolean Parameter.</text:p>
      <text:p text:style-name="P283">3. <text:span text:style-name="T329">Enter name and Select Default value</text:span></text:p>
      <text:p text:style-name="P284">4. <text:span text:style-name="T330">Replace the name in script and compare it.</text:span></text:p>
      <text:p text:style-name="P290">5. <text:span text:style-name="T331">Save and build.</text:span></text:p>
      <text:p text:style-name="P290"/>
      <text:p text:style-name="P314">Enable / Disable Login Jenkins</text:p>
      <text:p text:style-name="P291">To Disable login</text:p>
      <text:p text:style-name="P291">1. Go to manage jenkins</text:p>
      <text:p text:style-name="P291">2. Configure Global Security</text:p>
      <text:p text:style-name="P291">3. <text:span text:style-name="T332">Uncheck Enable Security</text:span></text:p>
      <text:p text:style-name="P294">4. <text:span text:style-name="T333">Save</text:span></text:p>
      <text:p text:style-name="P295">5. The server will be open for anyone.</text:p>
      <text:p text:style-name="P295"/>
      <text:p text:style-name="P296">To Enable</text:p>
      <text:p text:style-name="P296">1. Go to manage jenkins</text:p>
      <text:p text:style-name="P296">2. Configure Global Security</text:p>
      <text:p text:style-name="P296">3. Check Enable Security</text:p>
      <text:p text:style-name="P296">4. Select Jenkin’s own user database</text:p>
      <text:p text:style-name="P296">5. <text:span text:style-name="T334">Un Select Anyone can do anything</text:span></text:p>
      <text:p text:style-name="P297">6. Select Logged In user can do anything.</text:p>
      <text:p text:style-name="P297"><text:soft-page-break/>7. Uncheck Allow anonymous read access.</text:p>
      <text:p text:style-name="P297">8. <text:span text:style-name="T335">Save.</text:span></text:p>
      <text:p text:style-name="P297"/>
      <text:p text:style-name="P315">Allow User to Sign-Up Jenkins</text:p>
      <text:p text:style-name="P298">1. Manage Jenkins</text:p>
      <text:p text:style-name="P298">2. Configure Global Security</text:p>
      <text:p text:style-name="P298">3. Select Allow User to Signup</text:p>
      <text:p text:style-name="P298">4. Save</text:p>
      <text:p text:style-name="P301">The test user has all the credentinal that a super use has <text:span text:style-name="T336">it has flaws.</text:span></text:p>
      <text:p text:style-name="P301"/>
      <text:p text:style-name="P316">Install Powerful Security Plugin</text:p>
      <text:p text:style-name="P299">1. Manage Jenkins</text:p>
      <text:p text:style-name="P299">2. <text:span text:style-name="T337">Manage Plugins</text:span></text:p>
      <text:p text:style-name="P302">3. Search for Role based Authorized</text:p>
      <text:p text:style-name="P302">4. Install <text:span text:style-name="T338">and restart. And check for installation.</text:span></text:p>
      <text:p text:style-name="P300"><text:span text:style-name="T339">5</text:span>. Manage Jenkins</text:p>
      <text:p text:style-name="P300">6. <text:span text:style-name="T339">C</text:span>onfigure Global Security</text:p>
      <text:p text:style-name="P303">7. Check Role-based Strategy</text:p>
      <text:p text:style-name="P303">8. <text:span text:style-name="T340">Save. And scroll u will get new options Manage &amp; Assign Roles.</text:span></text:p>
      <text:p text:style-name="P304">9. <text:span text:style-name="T341">You can assign different roles by using this setting.</text:span></text:p>
      <text:p text:style-name="P304"/>
      <text:p text:style-name="P317">How to create Users in Jenkins</text:p>
      <text:p text:style-name="P292">1. Go to manage jenkins</text:p>
      <text:p text:style-name="P292">2. Configure Global Security</text:p>
      <text:p text:style-name="P305">3. <text:span text:style-name="T342">Manage Users.</text:span></text:p>
      <text:p text:style-name="P306">4. Create User</text:p>
      <text:p text:style-name="P306">5. Fill the details.</text:p>
      <text:p text:style-name="P307">6. <text:span text:style-name="T344">After u logged in you will not have any permissions.</text:span></text:p>
      <text:p text:style-name="P307"><text:span text:style-name="T344"/></text:p>
      <text:p text:style-name="P318"><text:span text:style-name="T344">C</text:span><text:span text:style-name="T343">reate &amp; Assign Roles to Users</text:span></text:p>
      <text:p text:style-name="P293">1. Go to manage jenkins</text:p>
      <text:p text:style-name="P293"><text:span text:style-name="T343">2. </text:span><text:span text:style-name="T345">Manage &amp; Assign </text:span><text:span text:style-name="T346">R</text:span><text:span text:style-name="T345">oles</text:span></text:p>
      <text:p text:style-name="P308"><text:span text:style-name="T343">3. </text:span><text:span text:style-name="T347">Manage Roles</text:span></text:p>
      <text:p text:style-name="P309"><text:span text:style-name="T343">4. Role to Add -&gt; read-only</text:span></text:p>
      <text:p text:style-name="P309"><text:span text:style-name="T343">5. </text:span><text:span text:style-name="T348">Select Read.</text:span></text:p>
      <text:p text:style-name="P310"><text:span text:style-name="T343">6. Save</text:span></text:p>
      <text:p text:style-name="P311"><text:span text:style-name="T343">7. Assign Roles</text:span></text:p>
      <text:p text:style-name="P311"><text:span text:style-name="T343">8. User/Group to Add -&gt; testuser</text:span></text:p>
      <text:p text:style-name="P311"><text:span text:style-name="T343">9. Select read-only</text:span></text:p>
      <text:p text:style-name="P311"><text:span text:style-name="T343">10.</text:span><text:span text:style-name="T349"> Save</text:span></text:p>
      <text:p text:style-name="P312"><text:span text:style-name="T349">N</text:span><text:span text:style-name="T343">ow refresh the previous browser. </text:span><text:span text:style-name="T350">Now the test user can se</text:span><text:span text:style-name="T351">e the read-only things.</text:span></text:p>
      <text:p text:style-name="P313"><text:span text:style-name="T351">S</text:span><text:span text:style-name="T343">imilarly you can give many accesses to the user.</text:span></text:p>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2:11:01.536188642</dc:date>
    <meta:editing-duration>P1DT2H22M27S</meta:editing-duration>
    <meta:editing-cycles>471</meta:editing-cycles>
    <meta:generator>LibreOffice/6.0.7.3$Linux_X86_64 LibreOffice_project/00m0$Build-3</meta:generator>
    <meta:document-statistic meta:table-count="0" meta:image-count="0" meta:object-count="0" meta:page-count="16" meta:paragraph-count="543" meta:word-count="3774" meta:character-count="22637" meta:non-whitespace-character-count="19346"/>
  </office:meta>
</office:document-meta>
</file>